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42c5" officeooo:paragraph-rsid="001842c5"/>
    </style:style>
    <style:style style:name="P2" style:family="paragraph" style:parent-style-name="Standard">
      <style:paragraph-properties fo:text-align="start" style:justify-single-word="false"/>
      <style:text-properties officeooo:rsid="001842c5" officeooo:paragraph-rsid="001842c5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842c5" officeooo:paragraph-rsid="001842c5"/>
    </style:style>
    <style:style style:name="P4" style:family="paragraph" style:parent-style-name="Standard">
      <style:paragraph-properties fo:text-align="start" style:justify-single-word="false"/>
      <style:text-properties officeooo:rsid="001842c5" officeooo:paragraph-rsid="001c774f"/>
    </style:style>
    <style:style style:name="P5" style:family="paragraph" style:parent-style-name="Standard">
      <style:paragraph-properties fo:text-align="center" style:justify-single-word="false"/>
      <style:text-properties officeooo:rsid="001842c5" officeooo:paragraph-rsid="001842c5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8d5aa" officeooo:paragraph-rsid="0018d5aa"/>
    </style:style>
    <style:style style:name="P7" style:family="paragraph" style:parent-style-name="Standard">
      <style:paragraph-properties fo:text-align="start" style:justify-single-word="false"/>
      <style:text-properties officeooo:rsid="001a9665" officeooo:paragraph-rsid="001a9665"/>
    </style:style>
    <style:style style:name="P8" style:family="paragraph" style:parent-style-name="Standard">
      <style:paragraph-properties fo:text-align="center" style:justify-single-word="false"/>
      <style:text-properties officeooo:rsid="001d0261" officeooo:paragraph-rsid="001d0261"/>
    </style:style>
    <style:style style:name="T1" style:family="text">
      <style:text-properties officeooo:rsid="001c774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BALHO DE REDES</text:p>
      <text:p text:style-name="P8">Ronaldo Tafarel Pereira de Souza</text:p>
      <text:p text:style-name="P8"/>
      <text:p text:style-name="P1"/>
      <text:p text:style-name="P1">CHAT</text:p>
      <text:p text:style-name="P1"/>
      <text:p text:style-name="P7"><text:tab/>Inicialmente tive que tentar fazer uma comunicação cliente servidor, como o professor havia indicado. Daí em diante já tinha em mente de que se eu conseguisse fazer uma conexão com vários clientes e conseguir sair sem dar problema, o restante seria apenas manipulação de dados, assim posso definir como passo a passo do trabalho as dificuldades encontradas, que segue abaixo. </text:p>
      <text:p text:style-name="P1"/>
      <text:p text:style-name="P2">DIFICULDADES:</text:p>
      <text:list xml:id="list3662260580" text:style-name="L1">
        <text:list-item>
          <text:p text:style-name="P3">FAZER UMA CONVERSAÇÃO CLIENTE/SERVIDOR</text:p>
          <text:p text:style-name="P3">Resolvida após o entendimento das funções send e recv com os seus argumentos</text:p>
        </text:list-item>
        <text:list-item>
          <text:p text:style-name="P3">FAZER VÁRIAS CONEXÕES SIMULTÂNEAS</text:p>
          <text:p text:style-name="P3">Resolvida com a ajuda do professor, construindo um enquanto, que levava como argumento o accept</text:p>
        </text:list-item>
        <text:list-item>
          <text:p text:style-name="P3">FAZER COM QUE UM MENSAGEM SEJA ENVIADA PARA TODOS OS USUÁRIOS CONECTADOS EM TEMPO REAL</text:p>
          <text:p text:style-name="P3">Resolvida com conversas com professores e alunos, até a criação das threads para cada funcionalidade no cliente, de receber e enviar mensagens</text:p>
        </text:list-item>
        <text:list-item>
          <text:p text:style-name="P3">DESCONEXÃO COM O CLIENTE POR VONTADE PRÓPRIA</text:p>
          <text:p text:style-name="P3">Resolvida com a ajuda do professor, pois não entendia como parar a execução de uma thread no cliente, e no servidor, mas foi resolvida com a adição da linha de código pthread_exit() dentro da thread na hora da deconexão.</text:p>
        </text:list-item>
        <text:list-item>
          <text:p text:style-name="P3">DESCONEXÃO COM O CLIENTE NA DESATIVAÇÃO DO SERVIDOR</text:p>
          <text:p text:style-name="P6">Tinha problema se desconectasse do primeiro para o ultimo, pois da forma que havia feito para desconectar um cliente ele colocava o último na posição do que vai ser excluído, então troquei para ser do último para o primeiro.</text:p>
        </text:list-item>
      </text:list>
      <text:p text:style-name="P2"><text:tab/><text:tab/><text:tab/></text:p>
      <text:p text:style-name="P4"><text:tab/></text:p>
      <text:p text:style-name="P4"><text:span text:style-name="T1">Estruturas utilizadas:</text:span></text:p>
      <text:p text:style-name="P4"/>
      <text:p text:style-name="P7"><text:tab/>Foi utilizado threads para realizar as conexões, estartando uma thread(servidor) para cada conexão com um cliente, e para cada cliente foi criado 2 threads para controlar o envio e o recebimento de mensagens. </text:p>
      <text:p text:style-name="P7"><text:tab/>Para salvar os dados de cada cliente, foi implementado um registro de dados contendo os campos ativo, que verifica se o usuário está ativo, master que verifica se o usuário é um usuário com poderes administrativos, e também um campo para salvar o apelido do usuário. </text:p>
      <text:p text:style-name="P7"/>
      <text:p text:style-name="P7">Pontos do projeto:</text:p>
      <text:p text:style-name="P7"/>
      <text:p text:style-name="P7"><text:tab/>Um projeto legal quando se termina, mas complicado na implementação para alguns(como eu <text:s text:c="2"/>por exemplo) que não teve contato anteriormente com esse tipo de programação. 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8T14:53:32.529516414</meta:creation-date>
    <dc:date>2018-07-28T14:44:42.499000170</dc:date>
    <meta:editing-duration>PT30M15S</meta:editing-duration>
    <meta:editing-cycles>5</meta:editing-cycles>
    <meta:generator>LibreOffice/6.0.4.2$Linux_X86_64 LibreOffice_project/00m0$Build-2</meta:generator>
    <meta:document-statistic meta:table-count="0" meta:image-count="0" meta:object-count="0" meta:page-count="1" meta:paragraph-count="22" meta:word-count="350" meta:character-count="2153" meta:non-whitespace-character-count="1814"/>
  </office:meta>
</office:document-meta>
</file>